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Default" office:value-type="string" calcext:value-type="string">
            <text:p>6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Default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Default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office:value-type="string" calcext:value-type="string">
            <text:p>152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office:value-type="string" calcext:value-type="string">
            <text:p>76.1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.00.0000</text:date>, <text:time style:data-style-name="N2" text:time-value="10:09:28.65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6-23T10:12:48.288000000</dc:date>
    <meta:editing-duration>P3DT2H26M15S</meta:editing-duration>
    <meta:editing-cycles>1228</meta:editing-cycles>
    <meta:document-statistic meta:table-count="2" meta:cell-count="5597" meta:object-count="0"/>
  </office:meta>
</office:document-meta>
</file>